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fo:min-height="3.257cm"/>
    </style:style>
    <style:style style:name="pr2" style:family="presentation" style:parent-style-name="lyt-cool-subtitle">
      <style:graphic-properties draw:fill-color="#ffffff" fo:min-height="12.98cm"/>
    </style:style>
    <style:style style:name="pr3" style:family="presentation" style:parent-style-name="lyt-cool-notes" style:list-style-name="L5">
      <style:graphic-properties draw:fill-color="#ffffff" draw:auto-grow-height="true" fo:min-height="10.735cm"/>
    </style:style>
    <style:style style:name="pr4" style:family="presentation" style:parent-style-name="lyt-cool-title">
      <style:graphic-properties draw:fill-color="#ffffff" draw:auto-grow-height="true" fo:min-height="3.508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0.4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0.762cm" fo:margin-right="0cm" text:enable-numbering="false" fo:text-indent="0cm"/>
    </style:style>
    <style:style style:name="T1" style:family="text">
      <style:text-properties fo:font-size="36pt" fo:font-weight="bold"/>
    </style:style>
    <style:style style:name="T2" style:family="text">
      <style:text-properties fo:font-size="24pt"/>
    </style:style>
    <style:style style:name="T3" style:family="text">
      <style:text-properties fo:font-family="'Nimbus Mono L'" style:font-family-generic="modern" style:font-pitch="fixed" fo:font-size="18pt" fo:font-weight="bold"/>
    </style:style>
    <style:style style:name="T4" style:family="text">
      <style:text-properties fo:font-style="italic"/>
    </style:style>
    <style:style style:name="T5" style:family="text">
      <style:text-properties fo:font-style="normal"/>
    </style:style>
    <style:style style:name="T6" style:family="text">
      <style:text-properties fo:font-size="40pt" fo:font-style="normal"/>
    </style:style>
    <style:style style:name="T7" style:family="text">
      <style:text-properties fo:font-size="40pt" fo:font-style="normal" fo:font-weight="bold"/>
    </style:style>
    <style:style style:name="T8" style:family="text">
      <style:text-properties fo:font-weight="bold"/>
    </style:style>
    <style:style style:name="T9" style:family="text">
      <style:text-properties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762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625cm" svg:x="2.058cm" svg:y="1.484cm" presentation:class="title" presentation:user-transformed="true">
          <draw:text-box>
            <text:p text:style-name="P1">The Free Software Definition</text:p>
          </draw:text-box>
        </draw:frame>
        <draw:frame presentation:style-name="pr2" draw:layer="layout" svg:width="23.912cm" svg:height="12.98cm" svg:x="2.058cm" svg:y="5.963cm" presentation:class="subtitle">
          <draw:text-box>
            <text:p text:style-name="P2"><text:span text:style-name="T1">Rahmat M. Samik-Ibrahim</text:span></text:p>
            <text:p text:style-name="P2"><text:span text:style-name="T2">(c) 2007 adapted from </text:span></text:p>
            <text:p text:style-name="P2"><text:span text:style-name="T3">http://www.gnu.org/philosophy/free-sw.html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2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Free Software</text:p>
          </draw:text-box>
        </draw:frame>
        <draw:frame presentation:style-name="pr5" draw:layer="layout" svg:width="23.912cm" svg:height="13.158cm" svg:x="2.058cm" svg:y="5.838cm" presentation:class="outline" presentation:user-transformed="true">
          <draw:text-box>
            <text:list text:style-name="L3">
              <text:list-item>
                <text:p text:style-name="P3">about liberty</text:p>
              </text:list-item>
            </text:list>
            <text:list text:style-name="L3">
              <text:list-item>
                <text:p text:style-name="P3">FREE like in <text:span text:style-name="T4">''free speech''</text:span></text:p>
              </text:list-item>
            </text:list>
            <text:list text:style-name="L3">
              <text:list-item>
                <text:p text:style-name="P3">not ''<text:span text:style-name="T4">free beer</text:span><text:span text:style-name="T5">''</text:span></text:p>
              </text:list-item>
            </text:list>
            <text:list text:style-name="L3">
              <text:list-item>
                <text:p text:style-name="P4"><text:span text:style-name="T5"/></text:p>
              </text:list-item>
            </text:list>
            <text:list text:style-name="L3">
              <text:list-item>
                <text:p text:style-name="P4"><text:span text:style-name="T5"/></text:p>
              </text:list-item>
            </text:list>
            <text:list text:style-name="L4">
              <text:list-item>
                <text:p text:style-name="P5"><text:span text:style-name="T6">A matter of the users' freedom to </text:span><text:span text:style-name="T7">run</text:span><text:span text:style-name="T6">, </text:span><text:span text:style-name="T7">copy</text:span><text:span text:style-name="T6">, </text:span><text:span text:style-name="T7">distribute</text:span><text:span text:style-name="T6">, </text:span><text:span text:style-name="T7">study</text:span><text:span text:style-name="T6">, </text:span><text:span text:style-name="T7">change</text:span><text:span text:style-name="T6"> and </text:span><text:span text:style-name="T7">improve</text:span><text:span text:style-name="T6"> the software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 text:style-name="P1">Four kinds of Freedom</text:p>
          </draw:text-box>
        </draw:frame>
        <draw:frame presentation:style-name="pr5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3">To run the program, for any purpose.</text:p>
              </text:list-item>
            </text:list>
            <text:list text:style-name="L3">
              <text:list-item>
                <text:p text:style-name="P3">To study how the program works, and adapt it to your needs (needs source code).</text:p>
              </text:list-item>
            </text:list>
            <text:list text:style-name="L3">
              <text:list-item>
                <text:p text:style-name="P3">To redistribute copies/ help neighbor.</text:p>
              </text:list-item>
            </text:list>
            <text:list text:style-name="L3">
              <text:list-item>
                <text:p text:style-name="P3">To improve the program, and release your improvements to the public, so that the whole community benefits (needs source code)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 text:style-name="P1">Is this following free?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3">
              <text:list-item>
                <text:p text:style-name="P3">Microsoft Windows</text:p>
              </text:list-item>
            </text:list>
            <text:list text:style-name="L3">
              <text:list-item>
                <text:p text:style-name="P3">Microsoft Office</text:p>
              </text:list-item>
            </text:list>
            <text:list text:style-name="L3">
              <text:list-item>
                <text:p text:style-name="P3">Microsoft Internet Explorer</text:p>
              </text:list-item>
            </text:list>
            <text:list text:style-name="L3">
              <text:list-item>
                <text:p text:style-name="P3">Adobe Acrobat</text:p>
              </text:list-item>
            </text:list>
            <text:list text:style-name="L3">
              <text:list-item>
                <text:p text:style-name="P3">Mozilla Firefox</text:p>
              </text:list-item>
            </text:list>
            <text:list text:style-name="L3">
              <text:list-item>
                <text:p text:style-name="P3">GNU/Linux</text:p>
              </text:list-item>
            </text:list>
            <text:list text:style-name="L3">
              <text:list-item>
                <text:p text:style-name="P3">Openoffice.org</text:p>
              </text:list-item>
            </text:list>
            <text:list text:style-name="L3">
              <text:list-item>
                <text:p text:style-name="P3">non-commercial software?!</text:p>
              </text:list-item>
            </text:list>
            <text:list text:style-name="L3">
              <text:list-item>
                <text:p text:style-name="P3">free downloa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 text:style-name="P1">Open Source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3">
              <text:list-item>
                <text:p text:style-name="P3">Others introduce yet another term</text:p>
              </text:list-item>
            </text:list>
            <text:list text:style-name="L3">
              <text:list-item>
                <text:p text:style-name="P3">Open Source is similar but <text:span text:style-name="T8">NOT</text:span><text:span text:style-name="T9"> identical.</text:span></text:p>
              </text:list-item>
            </text:list>
            <text:list text:style-name="L3">
              <text:list-item>
                <text:p text:style-name="P3">''<text:span text:style-name="T4">Open</text:span>'' never refers to freedom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 text:style-name="P1">Conclusion</text:p>
          </draw:text-box>
        </draw:frame>
        <draw:frame presentation:style-name="pr5" draw:layer="layout" svg:width="23.912cm" svg:height="12.98cm" svg:x="2.058cm" svg:y="5.838cm" presentation:class="outline">
          <draw:text-box>
            <text:list text:style-name="L3">
              <text:list-item>
                <text:p text:style-name="P3">Free Software</text:p>
              </text:list-item>
            </text:list>
            <text:list text:style-name="L3">
              <text:list-item>
                <text:p text:style-name="P3">Kinds of Freedom</text:p>
              </text:list-item>
            </text:list>
            <text:list text:style-name="L3">
              <text:list-item>
                <text:p text:style-name="P3">Open Source Softwar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8-09T19:10:30</meta:creation-date>
    <dc:date>2007-08-09T19:35:26</dc:date>
    <dc:language>en-US</dc:language>
    <meta:editing-cycles>12</meta:editing-cycles>
    <meta:editing-duration>PT25M24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